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130000018A37D0B206.svm" manifest:media-type=""/>
  <manifest:file-entry manifest:full-path="Pictures/10000000000000200000002000309F1C.png" manifest:media-type="image/png"/>
  <manifest:file-entry manifest:full-path="Pictures/2000000100000131000001855F838EE9.svm" manifest:media-type=""/>
  <manifest:file-entry manifest:full-path="Pictures/200000010000013E0000018AFF46ADE7.svm" manifest:media-type=""/>
  <manifest:file-entry manifest:full-path="Pictures/20000001000000FE000000FA28DF3A34.svm" manifest:media-type=""/>
  <manifest:file-entry manifest:full-path="Pictures/20000002000001DA0000007CAB8BD799.eps" manifest:media-type=""/>
  <manifest:file-entry manifest:full-path="Pictures/20000001000000FE000001038E021CBF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\hat{V_i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hat{V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hat{V_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767cm" svg:height="2.031cm" svg:x="2.654cm" svg:y="0.76cm">
          <draw:image xlink:href="Pictures/20000002000001DA0000007CAB8BD799.eps" xlink:type="simple" xlink:show="embed" xlink:actuate="onLoad">
            <text:p/>
          </draw:image>
        </draw:frame>
        <draw:frame draw:style-name="gr2" draw:layer="layout" svg:width="0.937cm" svg:height="0.911cm" svg:x="10.433cm" svg:y="1.992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1.52cm" svg:y="1.992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329cm" svg:height="0.472cm" svg:x="2.305cm" svg:y="1.413cm">
          <draw:image xlink:href="Pictures/20000001000001130000018A37D0B206.svm" xlink:type="simple" xlink:show="embed" xlink:actuate="onLoad">
            <text:p/>
          </draw:image>
        </draw:frame>
        <draw:frame draw:style-name="gr4" draw:text-style-name="P1" draw:layer="layout" svg:width="0.304cm" svg:height="0.299cm" svg:x="3.578cm" svg:y="0.455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65cm" svg:height="0.466cm" svg:x="4.293cm" svg:y="0.288cm">
          <draw:image xlink:href="Pictures/2000000100000131000001855F838EE9.svm" xlink:type="simple" xlink:show="embed" xlink:actuate="onLoad">
            <text:p/>
          </draw:image>
        </draw:frame>
        <draw:frame draw:style-name="gr4" draw:text-style-name="P1" draw:layer="layout" svg:width="0.304cm" svg:height="0.299cm" svg:x="5.067cm" svg:y="0.455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8cm" svg:height="0.472cm" svg:x="6.493cm" svg:y="0.724cm">
          <draw:image xlink:href="Pictures/200000010000013E0000018AFF46ADE7.svm" xlink:type="simple" xlink:show="embed" xlink:actuate="onLoad">
            <text:p/>
          </draw:image>
        </draw:frame>
        <draw:frame draw:style-name="gr7" draw:text-style-name="P1" draw:layer="layout" svg:width="0.304cm" svg:height="0.31cm" svg:x="5.291cm" svg:y="1.484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04cm" svg:height="0.31cm" svg:x="3.859cm" svg:y="1.484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329cm" svg:height="0.472cm" svg:x="7.629cm" svg:y="1.413cm">
          <draw:image xlink:href="Pictures/20000001000001130000018A37D0B206.svm" xlink:type="simple" xlink:show="embed" xlink:actuate="onLoad">
            <text:p/>
          </draw:image>
        </draw:frame>
        <draw:frame draw:style-name="gr4" draw:text-style-name="P1" draw:layer="layout" svg:width="0.304cm" svg:height="0.299cm" svg:x="8.859cm" svg:y="0.455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8cm" svg:height="0.472cm" svg:x="10.451cm" svg:y="0.714cm">
          <draw:image xlink:href="Pictures/200000010000013E0000018AFF46ADE7.svm" xlink:type="simple" xlink:show="embed" xlink:actuate="onLoad">
            <text:p/>
          </draw:image>
        </draw:frame>
        <draw:frame draw:style-name="gr7" draw:text-style-name="P1" draw:layer="layout" svg:width="0.304cm" svg:height="0.31cm" svg:x="10.285cm" svg:y="1.484cm">
          <draw:image xlink:href="Pictures/20000001000000FE000001038E021CB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1-03T10:35:32</meta:creation-date>
    <meta:editing-duration>PT24M26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3-19T09:56:04</dc:date>
    <dc:creator>kkk </dc:creator>
    <meta:document-statistic meta:object-count="14"/>
    <meta:template xlink:type="simple" xlink:actuate="onRequest" xlink:title="kkkFigures" xlink:href="../../../../.libreoffice/3/user/template/kkkFigures.otg" meta:date="2014-01-03T10:35:30"/>
  </office:meta>
</office:document-meta>
</file>